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5090" calcext:value-type="float">
            <text:p>55090</text:p>
          </table:table-cell>
          <table:table-cell office:value-type="float" office:value="55154" calcext:value-type="float">
            <text:p>5515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5154" calcext:value-type="float">
            <text:p>55154</text:p>
          </table:table-cell>
          <table:table-cell office:value-type="float" office:value="55264" calcext:value-type="float">
            <text:p>5526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5344" calcext:value-type="float">
            <text:p>55344</text:p>
          </table:table-cell>
          <table:table-cell office:value-type="float" office:value="55386" calcext:value-type="float">
            <text:p>5538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264" calcext:value-type="float">
            <text:p>55264</text:p>
          </table:table-cell>
          <table:table-cell office:value-type="float" office:value="55492" calcext:value-type="float">
            <text:p>5549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5492" calcext:value-type="float">
            <text:p>55492</text:p>
          </table:table-cell>
          <table:table-cell office:value-type="float" office:value="55797" calcext:value-type="float">
            <text:p>5579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5844" calcext:value-type="float">
            <text:p>55844</text:p>
          </table:table-cell>
          <table:table-cell office:value-type="float" office:value="55874" calcext:value-type="float">
            <text:p>5587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5874" calcext:value-type="float">
            <text:p>55874</text:p>
          </table:table-cell>
          <table:table-cell office:value-type="float" office:value="55890" calcext:value-type="float">
            <text:p>5589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890" calcext:value-type="float">
            <text:p>55890</text:p>
          </table:table-cell>
          <table:table-cell office:value-type="float" office:value="56067" calcext:value-type="float">
            <text:p>5606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067" calcext:value-type="float">
            <text:p>56067</text:p>
          </table:table-cell>
          <table:table-cell office:value-type="float" office:value="56192" calcext:value-type="float">
            <text:p>5619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6256" calcext:value-type="float">
            <text:p>56256</text:p>
          </table:table-cell>
          <table:table-cell office:value-type="float" office:value="56295" calcext:value-type="float">
            <text:p>5629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6295" calcext:value-type="float">
            <text:p>56295</text:p>
          </table:table-cell>
          <table:table-cell office:value-type="float" office:value="56388" calcext:value-type="float">
            <text:p>5638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388" calcext:value-type="float">
            <text:p>56388</text:p>
          </table:table-cell>
          <table:table-cell office:value-type="float" office:value="56502" calcext:value-type="float">
            <text:p>5650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502" calcext:value-type="float">
            <text:p>56502</text:p>
          </table:table-cell>
          <table:table-cell office:value-type="float" office:value="56822" calcext:value-type="float">
            <text:p>5682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6834" calcext:value-type="float">
            <text:p>56834</text:p>
          </table:table-cell>
          <table:table-cell office:value-type="float" office:value="56903" calcext:value-type="float">
            <text:p>5690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6903" calcext:value-type="float">
            <text:p>56903</text:p>
          </table:table-cell>
          <table:table-cell office:value-type="float" office:value="57119" calcext:value-type="float">
            <text:p>5711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7119" calcext:value-type="float">
            <text:p>57119</text:p>
          </table:table-cell>
          <table:table-cell office:value-type="float" office:value="57323" calcext:value-type="float">
            <text:p>573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323" calcext:value-type="float">
            <text:p>57323</text:p>
          </table:table-cell>
          <table:table-cell office:value-type="float" office:value="57399" calcext:value-type="float">
            <text:p>5739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7399" calcext:value-type="float">
            <text:p>57399</text:p>
          </table:table-cell>
          <table:table-cell office:value-type="float" office:value="57703" calcext:value-type="float">
            <text:p>5770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8640" calcext:value-type="float">
            <text:p>58640</text:p>
          </table:table-cell>
          <table:table-cell office:value-type="float" office:value="58680" calcext:value-type="float">
            <text:p>5868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8680" calcext:value-type="float">
            <text:p>58680</text:p>
          </table:table-cell>
          <table:table-cell office:value-type="float" office:value="58758" calcext:value-type="float">
            <text:p>587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758" calcext:value-type="float">
            <text:p>58758</text:p>
          </table:table-cell>
          <table:table-cell office:value-type="float" office:value="58835" calcext:value-type="float">
            <text:p>5883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8900" calcext:value-type="float">
            <text:p>58900</text:p>
          </table:table-cell>
          <table:table-cell office:value-type="float" office:value="59070" calcext:value-type="float">
            <text:p>590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8835" calcext:value-type="float">
            <text:p>58835</text:p>
          </table:table-cell>
          <table:table-cell office:value-type="float" office:value="59186" calcext:value-type="float">
            <text:p>5918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9199" calcext:value-type="float">
            <text:p>59199</text:p>
          </table:table-cell>
          <table:table-cell office:value-type="float" office:value="59242" calcext:value-type="float">
            <text:p>5924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9242" calcext:value-type="float">
            <text:p>59242</text:p>
          </table:table-cell>
          <table:table-cell office:value-type="float" office:value="59329" calcext:value-type="float">
            <text:p>5932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9329" calcext:value-type="float">
            <text:p>59329</text:p>
          </table:table-cell>
          <table:table-cell office:value-type="float" office:value="59434" calcext:value-type="float">
            <text:p>5943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434" calcext:value-type="float">
            <text:p>59434</text:p>
          </table:table-cell>
          <table:table-cell office:value-type="float" office:value="59705" calcext:value-type="float">
            <text:p>597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9705" calcext:value-type="float">
            <text:p>59705</text:p>
          </table:table-cell>
          <table:table-cell office:value-type="float" office:value="59983" calcext:value-type="float">
            <text:p>5998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0093" calcext:value-type="float">
            <text:p>60093</text:p>
          </table:table-cell>
          <table:table-cell office:value-type="float" office:value="60122" calcext:value-type="float">
            <text:p>6012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122" calcext:value-type="float">
            <text:p>60122</text:p>
          </table:table-cell>
          <table:table-cell office:value-type="float" office:value="60173" calcext:value-type="float">
            <text:p>6017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0173" calcext:value-type="float">
            <text:p>60173</text:p>
          </table:table-cell>
          <table:table-cell office:value-type="float" office:value="60479" calcext:value-type="float">
            <text:p>6047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516" calcext:value-type="float">
            <text:p>60516</text:p>
          </table:table-cell>
          <table:table-cell office:value-type="float" office:value="60618" calcext:value-type="float">
            <text:p>6061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0618" calcext:value-type="float">
            <text:p>60618</text:p>
          </table:table-cell>
          <table:table-cell office:value-type="float" office:value="60849" calcext:value-type="float">
            <text:p>6084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1014" calcext:value-type="float">
            <text:p>61014</text:p>
          </table:table-cell>
          <table:table-cell office:value-type="float" office:value="61051" calcext:value-type="float">
            <text:p>6105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1051" calcext:value-type="float">
            <text:p>61051</text:p>
          </table:table-cell>
          <table:table-cell office:value-type="float" office:value="61117" calcext:value-type="float">
            <text:p>6111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1117" calcext:value-type="float">
            <text:p>61117</text:p>
          </table:table-cell>
          <table:table-cell office:value-type="float" office:value="61220" calcext:value-type="float">
            <text:p>6122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1220" calcext:value-type="float">
            <text:p>61220</text:p>
          </table:table-cell>
          <table:table-cell office:value-type="float" office:value="61403" calcext:value-type="float">
            <text:p>6140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1446" calcext:value-type="float">
            <text:p>61446</text:p>
          </table:table-cell>
          <table:table-cell office:value-type="float" office:value="61481" calcext:value-type="float">
            <text:p>6148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1481" calcext:value-type="float">
            <text:p>61481</text:p>
          </table:table-cell>
          <table:table-cell office:value-type="float" office:value="61513" calcext:value-type="float">
            <text:p>6151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1513" calcext:value-type="float">
            <text:p>61513</text:p>
          </table:table-cell>
          <table:table-cell office:value-type="float" office:value="61649" calcext:value-type="float">
            <text:p>6164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1649" calcext:value-type="float">
            <text:p>61649</text:p>
          </table:table-cell>
          <table:table-cell office:value-type="float" office:value="61700" calcext:value-type="float">
            <text:p>6170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3478" calcext:value-type="float">
            <text:p>63478</text:p>
          </table:table-cell>
          <table:table-cell office:value-type="float" office:value="63543" calcext:value-type="float">
            <text:p>6354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3543" calcext:value-type="float">
            <text:p>63543</text:p>
          </table:table-cell>
          <table:table-cell office:value-type="float" office:value="63593" calcext:value-type="float">
            <text:p>6359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3593" calcext:value-type="float">
            <text:p>63593</text:p>
          </table:table-cell>
          <table:table-cell office:value-type="float" office:value="63753" calcext:value-type="float">
            <text:p>6375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3753" calcext:value-type="float">
            <text:p>63753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4352" calcext:value-type="float">
            <text:p>64352</text:p>
          </table:table-cell>
          <table:table-cell office:value-type="float" office:value="64427" calcext:value-type="float">
            <text:p>6442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4427" calcext:value-type="float">
            <text:p>64427</text:p>
          </table:table-cell>
          <table:table-cell office:value-type="float" office:value="64606" calcext:value-type="float">
            <text:p>6460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4606" calcext:value-type="float">
            <text:p>64606</text:p>
          </table:table-cell>
          <table:table-cell office:value-type="float" office:value="64890" calcext:value-type="float">
            <text:p>6489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5132" calcext:value-type="float">
            <text:p>65132</text:p>
          </table:table-cell>
          <table:table-cell office:value-type="float" office:value="65194" calcext:value-type="float">
            <text:p>6519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5194" calcext:value-type="float">
            <text:p>65194</text:p>
          </table:table-cell>
          <table:table-cell office:value-type="float" office:value="65246" calcext:value-type="float">
            <text:p>6524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5246" calcext:value-type="float">
            <text:p>65246</text:p>
          </table:table-cell>
          <table:table-cell office:value-type="float" office:value="65338" calcext:value-type="float">
            <text:p>653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5338" calcext:value-type="float">
            <text:p>65338</text:p>
          </table:table-cell>
          <table:table-cell office:value-type="float" office:value="65618" calcext:value-type="float">
            <text:p>6561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5981" calcext:value-type="float">
            <text:p>65981</text:p>
          </table:table-cell>
          <table:table-cell office:value-type="float" office:value="66142" calcext:value-type="float">
            <text:p>6614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6142" calcext:value-type="float">
            <text:p>66142</text:p>
          </table:table-cell>
          <table:table-cell office:value-type="float" office:value="66335" calcext:value-type="float">
            <text:p>6633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6841" calcext:value-type="float">
            <text:p>76841</text:p>
          </table:table-cell>
          <table:table-cell office:value-type="float" office:value="76896" calcext:value-type="float">
            <text:p>7689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6896" calcext:value-type="float">
            <text:p>76896</text:p>
          </table:table-cell>
          <table:table-cell office:value-type="float" office:value="76983" calcext:value-type="float">
            <text:p>7698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6983" calcext:value-type="float">
            <text:p>76983</text:p>
          </table:table-cell>
          <table:table-cell office:value-type="float" office:value="77100" calcext:value-type="float">
            <text:p>7710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7100" calcext:value-type="float">
            <text:p>77100</text:p>
          </table:table-cell>
          <table:table-cell office:value-type="float" office:value="77265" calcext:value-type="float">
            <text:p>7726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353" calcext:value-type="float">
            <text:p>77353</text:p>
          </table:table-cell>
          <table:table-cell office:value-type="float" office:value="77408" calcext:value-type="float">
            <text:p>7740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7408" calcext:value-type="float">
            <text:p>77408</text:p>
          </table:table-cell>
          <table:table-cell office:value-type="float" office:value="77626" calcext:value-type="float">
            <text:p>7762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6366" calcext:value-type="float">
            <text:p>86366</text:p>
          </table:table-cell>
          <table:table-cell office:value-type="float" office:value="86420" calcext:value-type="float">
            <text:p>8642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6420" calcext:value-type="float">
            <text:p>86420</text:p>
          </table:table-cell>
          <table:table-cell office:value-type="float" office:value="86503" calcext:value-type="float">
            <text:p>8650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503" calcext:value-type="float">
            <text:p>86503</text:p>
          </table:table-cell>
          <table:table-cell office:value-type="float" office:value="86630" calcext:value-type="float">
            <text:p>8663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630" calcext:value-type="float">
            <text:p>86630</text:p>
          </table:table-cell>
          <table:table-cell office:value-type="float" office:value="86756" calcext:value-type="float">
            <text:p>867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838" calcext:value-type="float">
            <text:p>86838</text:p>
          </table:table-cell>
          <table:table-cell office:value-type="float" office:value="86922" calcext:value-type="float">
            <text:p>8692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922" calcext:value-type="float">
            <text:p>86922</text:p>
          </table:table-cell>
          <table:table-cell office:value-type="float" office:value="87245" calcext:value-type="float">
            <text:p>8724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7254" calcext:value-type="float">
            <text:p>87254</text:p>
          </table:table-cell>
          <table:table-cell office:value-type="float" office:value="87340" calcext:value-type="float">
            <text:p>8734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7340" calcext:value-type="float">
            <text:p>87340</text:p>
          </table:table-cell>
          <table:table-cell office:value-type="float" office:value="87429" calcext:value-type="float">
            <text:p>8742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429" calcext:value-type="float">
            <text:p>87429</text:p>
          </table:table-cell>
          <table:table-cell office:value-type="float" office:value="87539" calcext:value-type="float">
            <text:p>8753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7539" calcext:value-type="float">
            <text:p>87539</text:p>
          </table:table-cell>
          <table:table-cell office:value-type="float" office:value="87619" calcext:value-type="float">
            <text:p>8761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1530" calcext:value-type="float">
            <text:p>101530</text:p>
          </table:table-cell>
          <table:table-cell office:value-type="float" office:value="101582" calcext:value-type="float">
            <text:p>10158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1641" calcext:value-type="float">
            <text:p>10164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641" calcext:value-type="float">
            <text:p>101641</text:p>
          </table:table-cell>
          <table:table-cell office:value-type="float" office:value="101766" calcext:value-type="float">
            <text:p>10176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1766" calcext:value-type="float">
            <text:p>101766</text:p>
          </table:table-cell>
          <table:table-cell office:value-type="float" office:value="101925" calcext:value-type="float">
            <text:p>10192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051" calcext:value-type="float">
            <text:p>102051</text:p>
          </table:table-cell>
          <table:table-cell office:value-type="float" office:value="102171" calcext:value-type="float">
            <text:p>10217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2171" calcext:value-type="float">
            <text:p>102171</text:p>
          </table:table-cell>
          <table:table-cell office:value-type="float" office:value="102336" calcext:value-type="float">
            <text:p>10233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356" calcext:value-type="float">
            <text:p>102356</text:p>
          </table:table-cell>
          <table:table-cell office:value-type="float" office:value="102418" calcext:value-type="float">
            <text:p>10241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2418" calcext:value-type="float">
            <text:p>102418</text:p>
          </table:table-cell>
          <table:table-cell office:value-type="float" office:value="102654" calcext:value-type="float">
            <text:p>1026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654" calcext:value-type="float">
            <text:p>102654</text:p>
          </table:table-cell>
          <table:table-cell office:value-type="float" office:value="102928" calcext:value-type="float">
            <text:p>10292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2928" calcext:value-type="float">
            <text:p>102928</text:p>
          </table:table-cell>
          <table:table-cell office:value-type="float" office:value="103208" calcext:value-type="float">
            <text:p>10320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8817" calcext:value-type="float">
            <text:p>128817</text:p>
          </table:table-cell>
          <table:table-cell office:value-type="float" office:value="128859" calcext:value-type="float">
            <text:p>12885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8859" calcext:value-type="float">
            <text:p>128859</text:p>
          </table:table-cell>
          <table:table-cell office:value-type="float" office:value="128911" calcext:value-type="float">
            <text:p>1289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911" calcext:value-type="float">
            <text:p>128911</text:p>
          </table:table-cell>
          <table:table-cell office:value-type="float" office:value="128967" calcext:value-type="float">
            <text:p>12896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8967" calcext:value-type="float">
            <text:p>128967</text:p>
          </table:table-cell>
          <table:table-cell office:value-type="float" office:value="129149" calcext:value-type="float">
            <text:p>12914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9152" calcext:value-type="float">
            <text:p>129152</text:p>
          </table:table-cell>
          <table:table-cell office:value-type="float" office:value="129248" calcext:value-type="float">
            <text:p>12924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9248" calcext:value-type="float">
            <text:p>129248</text:p>
          </table:table-cell>
          <table:table-cell office:value-type="float" office:value="129302" calcext:value-type="float">
            <text:p>1293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302" calcext:value-type="float">
            <text:p>129302</text:p>
          </table:table-cell>
          <table:table-cell office:value-type="float" office:value="129452" calcext:value-type="float">
            <text:p>12945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9452" calcext:value-type="float">
            <text:p>129452</text:p>
          </table:table-cell>
          <table:table-cell office:value-type="float" office:value="129659" calcext:value-type="float">
            <text:p>12965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688" calcext:value-type="float">
            <text:p>129688</text:p>
          </table:table-cell>
          <table:table-cell office:value-type="float" office:value="129764" calcext:value-type="float">
            <text:p>12976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9764" calcext:value-type="float">
            <text:p>129764</text:p>
          </table:table-cell>
          <table:table-cell office:value-type="float" office:value="131011" calcext:value-type="float">
            <text:p>13101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1057" calcext:value-type="float">
            <text:p>131057</text:p>
          </table:table-cell>
          <table:table-cell office:value-type="float" office:value="131104" calcext:value-type="float">
            <text:p>13110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1104" calcext:value-type="float">
            <text:p>131104</text:p>
          </table:table-cell>
          <table:table-cell office:value-type="float" office:value="131187" calcext:value-type="float">
            <text:p>13118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1187" calcext:value-type="float">
            <text:p>131187</text:p>
          </table:table-cell>
          <table:table-cell office:value-type="float" office:value="131482" calcext:value-type="float">
            <text:p>13148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1585" calcext:value-type="float">
            <text:p>131585</text:p>
          </table:table-cell>
          <table:table-cell office:value-type="float" office:value="131618" calcext:value-type="float">
            <text:p>13161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1618" calcext:value-type="float">
            <text:p>131618</text:p>
          </table:table-cell>
          <table:table-cell office:value-type="float" office:value="131725" calcext:value-type="float">
            <text:p>13172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1725" calcext:value-type="float">
            <text:p>131725</text:p>
          </table:table-cell>
          <table:table-cell office:value-type="float" office:value="131888" calcext:value-type="float">
            <text:p>13188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1888" calcext:value-type="float">
            <text:p>131888</text:p>
          </table:table-cell>
          <table:table-cell office:value-type="float" office:value="132270" calcext:value-type="float">
            <text:p>13227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2305" calcext:value-type="float">
            <text:p>132305</text:p>
          </table:table-cell>
          <table:table-cell office:value-type="float" office:value="132332" calcext:value-type="float">
            <text:p>13233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2332" calcext:value-type="float">
            <text:p>132332</text:p>
          </table:table-cell>
          <table:table-cell office:value-type="float" office:value="132371" calcext:value-type="float">
            <text:p>13237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2371" calcext:value-type="float">
            <text:p>132371</text:p>
          </table:table-cell>
          <table:table-cell office:value-type="float" office:value="132447" calcext:value-type="float">
            <text:p>13244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2447" calcext:value-type="float">
            <text:p>132447</text:p>
          </table:table-cell>
          <table:table-cell office:value-type="float" office:value="132535" calcext:value-type="float">
            <text:p>13253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2789" calcext:value-type="float">
            <text:p>132789</text:p>
          </table:table-cell>
          <table:table-cell office:value-type="float" office:value="132838" calcext:value-type="float">
            <text:p>13283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2838" calcext:value-type="float">
            <text:p>132838</text:p>
          </table:table-cell>
          <table:table-cell office:value-type="float" office:value="132880" calcext:value-type="float">
            <text:p>13288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2880" calcext:value-type="float">
            <text:p>132880</text:p>
          </table:table-cell>
          <table:table-cell office:value-type="float" office:value="132979" calcext:value-type="float">
            <text:p>13297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2979" calcext:value-type="float">
            <text:p>132979</text:p>
          </table:table-cell>
          <table:table-cell office:value-type="float" office:value="133168" calcext:value-type="float">
            <text:p>13316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3203" calcext:value-type="float">
            <text:p>133203</text:p>
          </table:table-cell>
          <table:table-cell office:value-type="float" office:value="133224" calcext:value-type="float">
            <text:p>13322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3224" calcext:value-type="float">
            <text:p>133224</text:p>
          </table:table-cell>
          <table:table-cell office:value-type="float" office:value="133289" calcext:value-type="float">
            <text:p>13328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3289" calcext:value-type="float">
            <text:p>133289</text:p>
          </table:table-cell>
          <table:table-cell office:value-type="float" office:value="133355" calcext:value-type="float">
            <text:p>13335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3355" calcext:value-type="float">
            <text:p>133355</text:p>
          </table:table-cell>
          <table:table-cell office:value-type="float" office:value="133564" calcext:value-type="float">
            <text:p>13356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3614" calcext:value-type="float">
            <text:p>133614</text:p>
          </table:table-cell>
          <table:table-cell office:value-type="float" office:value="133682" calcext:value-type="float">
            <text:p>13368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3682" calcext:value-type="float">
            <text:p>133682</text:p>
          </table:table-cell>
          <table:table-cell office:value-type="float" office:value="133828" calcext:value-type="float">
            <text:p>13382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3893" calcext:value-type="float">
            <text:p>133893</text:p>
          </table:table-cell>
          <table:table-cell office:value-type="float" office:value="133929" calcext:value-type="float">
            <text:p>13392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33929" calcext:value-type="float">
            <text:p>133929</text:p>
          </table:table-cell>
          <table:table-cell office:value-type="float" office:value="133972" calcext:value-type="float">
            <text:p>13397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3978" calcext:value-type="float">
            <text:p>133978</text:p>
          </table:table-cell>
          <table:table-cell office:value-type="float" office:value="134162" calcext:value-type="float">
            <text:p>1341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4162" calcext:value-type="float">
            <text:p>134162</text:p>
          </table:table-cell>
          <table:table-cell office:value-type="float" office:value="134244" calcext:value-type="float">
            <text:p>13424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4244" calcext:value-type="float">
            <text:p>134244</text:p>
          </table:table-cell>
          <table:table-cell office:value-type="float" office:value="134504" calcext:value-type="float">
            <text:p>13450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2:44.092574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9S</meta:editing-duration>
    <meta:editing-cycles>17</meta:editing-cycles>
    <meta:generator>LibreOffice/6.0.4.2$Linux_X86_64 LibreOffice_project/9b0d9b32d5dcda91d2f1a96dc04c645c450872bf</meta:generator>
    <dc:date>2018-09-25T10:53:06.576518850</dc:date>
    <meta:document-statistic meta:table-count="3" meta:cell-count="351" meta:object-count="0"/>
    <meta:user-defined meta:name="Info 1"/>
    <meta:user-defined meta:name="Info 2"/>
    <meta:user-defined meta:name="Info 3"/>
    <meta:user-defined meta:name="Info 4"/>
  </office:meta>
</office:document-meta>
</file>